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fo:color="#c586c0"/>
    </style:style>
    <style:style style:name="T10" style:family="text">
      <style:text-properties fo:color="#dcdcaa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   <text:span text:style-name="T2">&lt;</text:span><text:span text:style-name="T4">p</text:span><text:span text:style-name="T2">&gt;&lt;</text:span><text:span text:style-name="T4">img</text:span><text:span text:style-name="T1"> </text:span><text:span text:style-name="T6">src</text:span><text:span text:style-name="T1">=</text:span><text:span text:style-name="T8">"MAMP-PRO-Logo.png"</text:span><text:span text:style-name="T1"> </text:span><text:span text:style-name="T6">id</text:span><text:span text:style-name="T1">=</text:span><text:span text:style-name="T8">"logo"</text:span><text:span text:style-name="T1"> </text:span><text:span text:style-name="T6">alt</text:span><text:span text:style-name="T1">=</text:span><text:span text:style-name="T8">"MAMP PRO Logo"</text:span><text:span text:style-name="T1"> </text:span><text:span text:style-name="T6">width</text:span><text:span text:style-name="T1">=</text:span><text:span text:style-name="T8">"250"</text:span><text:span text:style-name="T1"> </text:span><text:span text:style-name="T6">height</text:span><text:span text:style-name="T1">=</text:span><text:span text:style-name="T8">"49"</text:span><text:span text:style-name="T1"> </text:span><text:span text:style-name="T2">/&gt;&lt;/</text:span><text:span text:style-name="T4">p</text:span><text:span text:style-name="T2">&gt;</text:span></text:p>
      <text:p text:style-name="P3"/>
      <text:p text:style-name="P2"><text:span text:style-name="T3">&lt;?php</text:span> <text:span text:style-name="T9">if</text:span> (<text:span text:style-name="T5">$str_language</text:span> == <text:span text:style-name="T7">'de'</text:span>): <text:span text:style-name="T3">?&gt;</text:span></text:p>
      <text:p text:style-name="P3"/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&lt;</text:span><text:span text:style-name="T4">strong</text:span><text:span text:style-name="T2">&gt;</text:span><text:span text:style-name="T1">Der virtuelle </text:span><text:span text:style-name="T2">&lt;</text:span><text:span text:style-name="T4">span</text:span><text:span text:style-name="T1"> </text:span><text:span text:style-name="T6">lang</text:span><text:span text:style-name="T1">=</text:span><text:span text:style-name="T8">"en"</text:span><text:span text:style-name="T1"> </text:span><text:span text:style-name="T6">xml:lang</text:span><text:span text:style-name="T1">=</text:span><text:span text:style-name="T8">"en"</text:span><text:span text:style-name="T2">&gt;</text:span><text:span text:style-name="T1">Host</text:span><text:span text:style-name="T2">&lt;/</text:span><text:span text:style-name="T4">span</text:span><text:span text:style-name="T2">&gt;</text:span><text:span text:style-name="T1"> wurde erfolgreich eingerichtet.</text:span><text:span text:style-name="T2">&lt;/</text:span><text:span text:style-name="T4">strong</text:span><text:span text:style-name="T2">&gt;&lt;/</text:span><text:span text:style-name="T4">p</text:span><text:span text:style-name="T2">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</text:span><text:span text:style-name="T1">Wenn Sie diesen Penis sehen, dann bedeutet dies, dass der neue virtuelle </text:span><text:span text:style-name="T2">&lt;</text:span><text:span text:style-name="T4">span</text:span><text:span text:style-name="T1"> </text:span><text:span text:style-name="T6">lang</text:span><text:span text:style-name="T1">=</text:span><text:span text:style-name="T8">"en"</text:span><text:span text:style-name="T1"> </text:span><text:span text:style-name="T6">xml:lang</text:span><text:span text:style-name="T1">=</text:span><text:span text:style-name="T8">"en"</text:span><text:span text:style-name="T2">&gt;</text:span><text:span text:style-name="T1">Host</text:span><text:span text:style-name="T2">&lt;/</text:span><text:span text:style-name="T4">span</text:span><text:span text:style-name="T2">&gt;</text:span><text:span text:style-name="T1"> erfolgreich eingerichtet wurde. Sie können jetzt Ihren </text:span><text:span text:style-name="T2">&lt;</text:span><text:span text:style-name="T4">span</text:span><text:span text:style-name="T1"> </text:span><text:span text:style-name="T6">lang</text:span><text:span text:style-name="T1">=</text:span><text:span text:style-name="T8">"en"</text:span><text:span text:style-name="T1"> </text:span><text:span text:style-name="T6">xml:lang</text:span><text:span text:style-name="T1">=</text:span><text:span text:style-name="T8">"en"</text:span><text:span text:style-name="T2">&gt;</text:span><text:span text:style-name="T1">Web</text:span><text:span text:style-name="T2">&lt;/</text:span><text:span text:style-name="T4">span</text:span><text:span text:style-name="T2">&gt;</text:span><text:span text:style-name="T1">-Inhalt hinzufügen, diese Platzhalter-Seite</text:span><text:span text:style-name="T2">&lt;</text:span><text:span text:style-name="T4">sup</text:span><text:span text:style-name="T2">&gt;&lt;</text:span><text:span text:style-name="T4">a</text:span><text:span text:style-name="T1"> </text:span><text:span text:style-name="T6">href</text:span><text:span text:style-name="T1">=</text:span><text:span text:style-name="T8">"#footnote_1"</text:span><text:span text:style-name="T2">&gt;</text:span><text:span text:style-name="T1">1</text:span><text:span text:style-name="T2">&lt;/</text:span><text:span text:style-name="T4">a</text:span><text:span text:style-name="T2">&gt;&lt;/</text:span><text:span text:style-name="T4">sup</text:span><text:span text:style-name="T2">&gt;</text:span><text:span text:style-name="T1"> sollten Sie ersetzen </text:span><text:span text:style-name="T2">&lt;</text:span><text:span text:style-name="T4">abbr</text:span><text:span text:style-name="T1"> </text:span><text:span text:style-name="T6">title</text:span><text:span text:style-name="T1">=</text:span><text:span text:style-name="T8">"beziehungsweise"</text:span><text:span text:style-name="T2">&gt;</text:span><text:span text:style-name="T1">bzw.</text:span><text:span text:style-name="T2">&lt;/</text:span><text:span text:style-name="T4">abbr</text:span><text:span text:style-name="T2">&gt;</text:span><text:span text:style-name="T1"> löschen.</text:span><text:span text:style-name="T2">&lt;/</text:span><text:span text:style-name="T4">p</text:span><text:span text:style-name="T2">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</text:span></text:p>
      <text:p text:style-name="P1">        <text:span text:style-name="T1">Server-Name: </text:span><text:span text:style-name="T2">&lt;</text:span><text:span text:style-name="T4">samp</text:span><text:span text:style-name="T2">&gt;</text:span><text:span text:style-name="T4">&lt;?php</text:span><text:span text:style-name="T1"> </text:span><text:span text:style-name="T10">echo</text:span><text:span text:style-name="T1"> </text:span><text:span text:style-name="T6">$_SERVER</text:span><text:span text:style-name="T1">[</text:span><text:span text:style-name="T8">'SERVER_NAME'</text:span><text:span text:style-name="T1">]; </text:span><text:span text:style-name="T4">?&gt;</text:span><text:span text:style-name="T2">&lt;/</text:span><text:span text:style-name="T4">samp</text:span><text:span text:style-name="T2">&gt;&lt;</text:span><text:span text:style-name="T4">br</text:span><text:span text:style-name="T1"> </text:span><text:span text:style-name="T2">/&gt;</text:span></text:p>
      <text:p text:style-name="P1">        <text:span text:style-name="T1">Document-Root: </text:span><text:span text:style-name="T2">&lt;</text:span><text:span text:style-name="T4">samp</text:span><text:span text:style-name="T2">&gt;</text:span><text:span text:style-name="T4">&lt;?php</text:span><text:span text:style-name="T1"> </text:span><text:span text:style-name="T10">echo</text:span><text:span text:style-name="T1"> </text:span><text:span text:style-name="T6">$_SERVER</text:span><text:span text:style-name="T1">[</text:span><text:span text:style-name="T8">'DOCUMENT_ROOT'</text:span><text:span text:style-name="T1">]; </text:span><text:span text:style-name="T4">?&gt;</text:span><text:span text:style-name="T2">&lt;/</text:span><text:span text:style-name="T4">samp</text:span><text:span text:style-name="T2">&gt;</text:span></text:p>
      <text:p text:style-name="P1">    <text:span text:style-name="T2">&lt;/</text:span><text:span text:style-name="T4">p</text:span><text:span text:style-name="T2">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1"> </text:span><text:span text:style-name="T6">id</text:span><text:span text:style-name="T1">=</text:span><text:span text:style-name="T8">"footnote_1"</text:span><text:span text:style-name="T2">&gt;&lt;</text:span><text:span text:style-name="T4">small</text:span><text:span text:style-name="T2">&gt;&lt;</text:span><text:span text:style-name="T4">sup</text:span><text:span text:style-name="T2">&gt;</text:span><text:span text:style-name="T1">1</text:span><text:span text:style-name="T2">&lt;/</text:span><text:span text:style-name="T4">sup</text:span><text:span text:style-name="T2">&gt;</text:span><text:span text:style-name="T1"> Dateien: </text:span><text:span text:style-name="T2">&lt;</text:span><text:span text:style-name="T4">samp</text:span><text:span text:style-name="T2">&gt;</text:span><text:span text:style-name="T1">index.php</text:span><text:span text:style-name="T2">&lt;/</text:span><text:span text:style-name="T4">samp</text:span><text:span text:style-name="T2">&gt;</text:span><text:span text:style-name="T1"> und </text:span><text:span text:style-name="T2">&lt;</text:span><text:span text:style-name="T4">samp</text:span><text:span text:style-name="T2">&gt;</text:span><text:span text:style-name="T1">MAMP-PRO-Logo.png</text:span><text:span text:style-name="T2">&lt;/</text:span><text:span text:style-name="T4">samp</text:span><text:span text:style-name="T2">&gt;&lt;/</text:span><text:span text:style-name="T4">small</text:span><text:span text:style-name="T2">&gt;&lt;/</text:span><text:span text:style-name="T4">p</text:span><text:span text:style-name="T2">&gt;</text:span></text:p>
      <text:p text:style-name="P1">    <text:span text:style-name="T2">&lt;</text:span><text:span text:style-name="T4">hr</text:span><text:span text:style-name="T1"> </text:span><text:span text:style-name="T2">/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</text:span><text:span text:style-name="T1">This page in: </text:span><text:span text:style-name="T4">&lt;?php</text:span><text:span text:style-name="T1"> </text:span><text:span text:style-name="T10">echo</text:span><text:span text:style-name="T1"> </text:span><text:span text:style-name="T6">$str_available_languages</text:span><text:span text:style-name="T1">; </text:span><text:span text:style-name="T4">?&gt;</text:span><text:span text:style-name="T2">&lt;/</text:span><text:span text:style-name="T4">p</text:span><text:span text:style-name="T2">&gt;</text:span></text:p>
      <text:p text:style-name="P3"/>
      <text:p text:style-name="P2"><text:span text:style-name="T3">&lt;?php</text:span> <text:span text:style-name="T9">elseif</text:span> (<text:span text:style-name="T5">$str_language</text:span> == <text:span text:style-name="T7">'en'</text:span>): <text:span text:style-name="T3">?&gt;</text:span></text:p>
      <text:p text:style-name="P3"/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&lt;</text:span><text:span text:style-name="T4">strong</text:span><text:span text:style-name="T2">&gt;</text:span><text:span text:style-name="T1">Penis</text:span><text:span text:style-name="T2">&lt;/</text:span><text:span text:style-name="T4">strong</text:span><text:span text:style-name="T2">&gt;&lt;/</text:span><text:span text:style-name="T4">p</text:span><text:span text:style-name="T2">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</text:span><text:span text:style-name="T1">If you can see this page, your new virtual host was set up successfully. Now, web content can be added and this placeholder page</text:span><text:span text:style-name="T2">&lt;</text:span><text:span text:style-name="T4">sup</text:span><text:span text:style-name="T2">&gt;&lt;</text:span><text:span text:style-name="T4">a</text:span><text:span text:style-name="T1"> </text:span><text:span text:style-name="T6">href</text:span><text:span text:style-name="T1">=</text:span><text:span text:style-name="T8">"#footnote_1"</text:span><text:span text:style-name="T2">&gt;</text:span><text:span text:style-name="T1">1</text:span><text:span text:style-name="T2">&lt;/</text:span><text:span text:style-name="T4">a</text:span><text:span text:style-name="T2">&gt;&lt;/</text:span><text:span text:style-name="T4">sup</text:span><text:span text:style-name="T2">&gt;</text:span><text:span text:style-name="T1"> should be replaced or deleted.</text:span><text:span text:style-name="T2">&lt;/</text:span><text:span text:style-name="T4">p</text:span><text:span text:style-name="T2">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</text:span></text:p>
      <text:p text:style-name="P1">        <text:span text:style-name="T1">Server name: </text:span><text:span text:style-name="T2">&lt;</text:span><text:span text:style-name="T4">samp</text:span><text:span text:style-name="T2">&gt;</text:span><text:span text:style-name="T4">&lt;?php</text:span><text:span text:style-name="T1"> </text:span><text:span text:style-name="T10">echo</text:span><text:span text:style-name="T1"> </text:span><text:span text:style-name="T6">$_SERVER</text:span><text:span text:style-name="T1">[</text:span><text:span text:style-name="T8">'SERVER_NAME'</text:span><text:span text:style-name="T1">]; </text:span><text:span text:style-name="T4">?&gt;</text:span><text:span text:style-name="T2">&lt;/</text:span><text:span text:style-name="T4">samp</text:span><text:span text:style-name="T2">&gt;&lt;</text:span><text:span text:style-name="T4">br</text:span><text:span text:style-name="T1"> </text:span><text:span text:style-name="T2">/&gt;</text:span></text:p>
      <text:p text:style-name="P1">        <text:span text:style-name="T1">Document root: </text:span><text:span text:style-name="T2">&lt;</text:span><text:span text:style-name="T4">samp</text:span><text:span text:style-name="T2">&gt;</text:span><text:span text:style-name="T4">&lt;?php</text:span><text:span text:style-name="T1"> </text:span><text:span text:style-name="T10">echo</text:span><text:span text:style-name="T1"> </text:span><text:span text:style-name="T6">$_SERVER</text:span><text:span text:style-name="T1">[</text:span><text:span text:style-name="T8">'DOCUMENT_ROOT'</text:span><text:span text:style-name="T1">]; </text:span><text:span text:style-name="T4">?&gt;</text:span><text:span text:style-name="T2">&lt;/</text:span><text:span text:style-name="T4">samp</text:span><text:span text:style-name="T2">&gt;</text:span></text:p>
      <text:p text:style-name="P1">    <text:span text:style-name="T2">&lt;/</text:span><text:span text:style-name="T4">p</text:span><text:span text:style-name="T2">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1"> </text:span><text:span text:style-name="T6">id</text:span><text:span text:style-name="T1">=</text:span><text:span text:style-name="T8">"footnote_1"</text:span><text:span text:style-name="T2">&gt;&lt;</text:span><text:span text:style-name="T4">small</text:span><text:span text:style-name="T2">&gt;&lt;</text:span><text:span text:style-name="T4">sup</text:span><text:span text:style-name="T2">&gt;</text:span><text:span text:style-name="T1">1</text:span><text:span text:style-name="T2">&lt;/</text:span><text:span text:style-name="T4">sup</text:span><text:span text:style-name="T2">&gt;</text:span><text:span text:style-name="T1"> Files: </text:span><text:span text:style-name="T2">&lt;</text:span><text:span text:style-name="T4">samp</text:span><text:span text:style-name="T2">&gt;</text:span><text:span text:style-name="T1">index.php</text:span><text:span text:style-name="T2">&lt;/</text:span><text:span text:style-name="T4">samp</text:span><text:span text:style-name="T2">&gt;</text:span><text:span text:style-name="T1"> and </text:span><text:span text:style-name="T2">&lt;</text:span><text:span text:style-name="T4">samp</text:span><text:span text:style-name="T2">&gt;</text:span><text:span text:style-name="T1">MAMP-PRO-Logo.png</text:span><text:span text:style-name="T2">&lt;/</text:span><text:span text:style-name="T4">samp</text:span><text:span text:style-name="T2">&gt;&lt;/</text:span><text:span text:style-name="T4">small</text:span><text:span text:style-name="T2">&gt;&lt;/</text:span><text:span text:style-name="T4">p</text:span><text:span text:style-name="T2">&gt;</text:span></text:p>
      <text:p text:style-name="P1">    <text:span text:style-name="T2">&lt;</text:span><text:span text:style-name="T4">hr</text:span><text:span text:style-name="T1"> </text:span><text:span text:style-name="T2">/&gt;</text:span></text:p>
      <text:p text:style-name="P1">    <text:span text:style-name="T2">&lt;</text:span><text:span text:style-name="T4">p</text:span><text:span text:style-name="T1"> </text:span><text:span text:style-name="T6">class</text:span><text:span text:style-name="T1">=</text:span><text:span text:style-name="T8">"text"</text:span><text:span text:style-name="T2">&gt;</text:span><text:span text:style-name="T1">Diese Seite auf: </text:span><text:span text:style-name="T4">&lt;?php</text:span><text:span text:style-name="T1"> </text:span><text:span text:style-name="T10">echo</text:span><text:span text:style-name="T1"> </text:span><text:span text:style-name="T6">$str_available_languages</text:span><text:span text:style-name="T1">; </text:span><text:span text:style-name="T4">?&gt;</text:span><text:span text:style-name="T2">&lt;/</text:span><text:span text:style-name="T4">p</text:span><text:span text:style-name="T2">&gt;</text:span></text:p>
      <text:p text:style-name="P3"/>
      <text:p text:style-name="P2"><text:span text:style-name="T3">&lt;?php</text:span> <text:span text:style-name="T9">endif</text:span>; <text:span text:style-name="T3">?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olf hitler</meta:initial-creator>
    <meta:creation-date>2023-03-13T10:56:28.40</meta:creation-date>
    <meta:document-statistic meta:table-count="0" meta:image-count="0" meta:object-count="0" meta:page-count="1" meta:paragraph-count="22" meta:word-count="166" meta:character-count="1776"/>
    <dc:date>2023-03-13T10:56:49.03</dc:date>
    <dc:creator>adolf hitler</dc:creator>
    <meta:editing-duration>PT21S</meta:editing-duration>
    <meta:editing-cycles>1</meta:editing-cycles>
    <meta:generator>OpenOffice/4.1.7$Win32 OpenOffice.org_project/417m1$Build-9800</meta:generator>
  </office:meta>
</office:document-meta>
</file>